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ayfa1" table:style-name="ta1">
        <table:table-column table:style-name="co1" table:number-columns-repeated="5" table:default-cell-style-name="Default"/>
        <table:table-row table:style-name="ro1">
          <table:table-cell office:value-type="float" office:value="3985553.2566" calcext:value-type="float">
            <text:p>3985553,2566</text:p>
          </table:table-cell>
          <table:table-cell office:value-type="float" office:value="3060827.9739" calcext:value-type="float">
            <text:p>3060827,9739</text:p>
          </table:table-cell>
          <table:table-cell office:value-type="float" office:value="3916210.059" calcext:value-type="float">
            <text:p>3916210,059</text:p>
          </table:table-cell>
          <table:table-cell office:value-type="float" office:value="964.7389" calcext:value-type="float">
            <text:p>964,7389</text:p>
          </table:table-cell>
          <table:table-cell office:value-type="string" calcext:value-type="string">
            <text:p>P01</text:p>
          </table:table-cell>
        </table:table-row>
        <table:table-row table:style-name="ro1">
          <table:table-cell office:value-type="float" office:value="3974124.9077" calcext:value-type="float">
            <text:p>3974124,9077</text:p>
          </table:table-cell>
          <table:table-cell office:value-type="float" office:value="3075256.8893" calcext:value-type="float">
            <text:p>3075256,8893</text:p>
          </table:table-cell>
          <table:table-cell office:value-type="float" office:value="3916344.4218" calcext:value-type="float">
            <text:p>3916344,4218</text:p>
          </table:table-cell>
          <table:table-cell office:value-type="float" office:value="857.9686" calcext:value-type="float">
            <text:p>857,9686</text:p>
          </table:table-cell>
          <table:table-cell office:value-type="string" calcext:value-type="string">
            <text:p>P02</text:p>
          </table:table-cell>
        </table:table-row>
        <table:table-row table:style-name="ro1">
          <table:table-cell office:value-type="float" office:value="3962005.3322" calcext:value-type="float">
            <text:p>3962005,3322</text:p>
          </table:table-cell>
          <table:table-cell office:value-type="float" office:value="3090326.803" calcext:value-type="float">
            <text:p>3090326,803</text:p>
          </table:table-cell>
          <table:table-cell office:value-type="float" office:value="3916988.8784" calcext:value-type="float">
            <text:p>3916988,8784</text:p>
          </table:table-cell>
          <table:table-cell office:value-type="float" office:value="1000.6413" calcext:value-type="float">
            <text:p>1000,6413</text:p>
          </table:table-cell>
          <table:table-cell office:value-type="string" calcext:value-type="string">
            <text:p>P03</text:p>
          </table:table-cell>
        </table:table-row>
        <table:table-row table:style-name="ro1">
          <table:table-cell office:value-type="float" office:value="3949617.3605" calcext:value-type="float">
            <text:p>3949617,3605</text:p>
          </table:table-cell>
          <table:table-cell office:value-type="float" office:value="3105637.8918" calcext:value-type="float">
            <text:p>3105637,8918</text:p>
          </table:table-cell>
          <table:table-cell office:value-type="float" office:value="3917236.0113" calcext:value-type="float">
            <text:p>3917236,0113</text:p>
          </table:table-cell>
          <table:table-cell office:value-type="float" office:value="907.3195" calcext:value-type="float">
            <text:p>907,3195</text:p>
          </table:table-cell>
          <table:table-cell office:value-type="string" calcext:value-type="string">
            <text:p>P04</text:p>
          </table:table-cell>
        </table:table-row>
        <table:table-row table:style-name="ro1">
          <table:table-cell office:value-type="float" office:value="3939281.1441" calcext:value-type="float">
            <text:p>3939281,1441</text:p>
          </table:table-cell>
          <table:table-cell office:value-type="float" office:value="3122249.5307" calcext:value-type="float">
            <text:p>3122249,5307</text:p>
          </table:table-cell>
          <table:table-cell office:value-type="float" office:value="3914823.4346" calcext:value-type="float">
            <text:p>3914823,4346</text:p>
          </table:table-cell>
          <table:table-cell office:value-type="float" office:value="1134.4105" calcext:value-type="float">
            <text:p>1134,4105</text:p>
          </table:table-cell>
          <table:table-cell office:value-type="string" calcext:value-type="string">
            <text:p>P05</text:p>
          </table:table-cell>
        </table:table-row>
        <table:table-row table:style-name="ro1">
          <table:table-cell office:value-type="float" office:value="3924672.5383" calcext:value-type="float">
            <text:p>3924672,5383</text:p>
          </table:table-cell>
          <table:table-cell office:value-type="float" office:value="3131800.9928" calcext:value-type="float">
            <text:p>3131800,9928</text:p>
          </table:table-cell>
          <table:table-cell office:value-type="float" office:value="3921265.4363" calcext:value-type="float">
            <text:p>3921265,4363</text:p>
          </table:table-cell>
          <table:table-cell office:value-type="float" office:value="795.8333" calcext:value-type="float">
            <text:p>795,8333</text:p>
          </table:table-cell>
          <table:table-cell office:value-type="string" calcext:value-type="string">
            <text:p>P06</text:p>
          </table:table-cell>
        </table:table-row>
        <table:table-row table:style-name="ro1">
          <table:table-cell office:value-type="float" office:value="3972757.1589" calcext:value-type="float">
            <text:p>3972757,1589</text:p>
          </table:table-cell>
          <table:table-cell office:value-type="float" office:value="3056602.247" calcext:value-type="float">
            <text:p>3056602,247</text:p>
          </table:table-cell>
          <table:table-cell office:value-type="float" office:value="3932110.5039" calcext:value-type="float">
            <text:p>3932110,5039</text:p>
          </table:table-cell>
          <table:table-cell office:value-type="float" office:value="804.0124" calcext:value-type="float">
            <text:p>804,0124</text:p>
          </table:table-cell>
          <table:table-cell office:value-type="string" calcext:value-type="string">
            <text:p>P07</text:p>
          </table:table-cell>
        </table:table-row>
        <table:table-row table:style-name="ro1">
          <table:table-cell office:value-type="float" office:value="3964176.1051" calcext:value-type="float">
            <text:p>3964176,1051</text:p>
          </table:table-cell>
          <table:table-cell office:value-type="float" office:value="3067734.8572" calcext:value-type="float">
            <text:p>3067734,8572</text:p>
          </table:table-cell>
          <table:table-cell office:value-type="float" office:value="3932280.7468" calcext:value-type="float">
            <text:p>3932280,7468</text:p>
          </table:table-cell>
          <table:table-cell office:value-type="float" office:value="915.3711" calcext:value-type="float">
            <text:p>915,3711</text:p>
          </table:table-cell>
          <table:table-cell office:value-type="string" calcext:value-type="string">
            <text:p>P08</text:p>
          </table:table-cell>
        </table:table-row>
        <table:table-row table:style-name="ro1">
          <table:table-cell office:value-type="float" office:value="3951524.4542" calcext:value-type="float">
            <text:p>3951524,4542</text:p>
          </table:table-cell>
          <table:table-cell office:value-type="float" office:value="3082203.1759" calcext:value-type="float">
            <text:p>3082203,1759</text:p>
          </table:table-cell>
          <table:table-cell office:value-type="float" office:value="3933662.5123" calcext:value-type="float">
            <text:p>3933662,5123</text:p>
          </table:table-cell>
          <table:table-cell office:value-type="float" office:value="898.6" calcext:value-type="float">
            <text:p>898,6</text:p>
          </table:table-cell>
          <table:table-cell office:value-type="string" calcext:value-type="string">
            <text:p>P09</text:p>
          </table:table-cell>
        </table:table-row>
        <table:table-row table:style-name="ro1">
          <table:table-cell office:value-type="float" office:value="3940123.1897" calcext:value-type="float">
            <text:p>3940123,1897</text:p>
          </table:table-cell>
          <table:table-cell office:value-type="float" office:value="3099293.7534" calcext:value-type="float">
            <text:p>3099293,7534</text:p>
          </table:table-cell>
          <table:table-cell office:value-type="float" office:value="3932139.7685" calcext:value-type="float">
            <text:p>3932139,7685</text:p>
          </table:table-cell>
          <table:table-cell office:value-type="float" office:value="1181.8734" calcext:value-type="float">
            <text:p>1181,8734</text:p>
          </table:table-cell>
          <table:table-cell office:value-type="string" calcext:value-type="string">
            <text:p>P10</text:p>
          </table:table-cell>
        </table:table-row>
        <table:table-row table:style-name="ro1">
          <table:table-cell office:value-type="float" office:value="3931990.0162" calcext:value-type="float">
            <text:p>3931990,0162</text:p>
          </table:table-cell>
          <table:table-cell office:value-type="float" office:value="3115028.8021" calcext:value-type="float">
            <text:p>3115028,8021</text:p>
          </table:table-cell>
          <table:table-cell office:value-type="float" office:value="3927514.7575" calcext:value-type="float">
            <text:p>3927514,7575</text:p>
          </table:table-cell>
          <table:table-cell office:value-type="float" office:value="959.3553" calcext:value-type="float">
            <text:p>959,3553</text:p>
          </table:table-cell>
          <table:table-cell office:value-type="string" calcext:value-type="string">
            <text:p>P11</text:p>
          </table:table-cell>
        </table:table-row>
        <table:table-row table:style-name="ro1">
          <table:table-cell office:value-type="float" office:value="3920557.9939" calcext:value-type="float">
            <text:p>3920557,9939</text:p>
          </table:table-cell>
          <table:table-cell office:value-type="float" office:value="3124580.5048" calcext:value-type="float">
            <text:p>3124580,5048</text:p>
          </table:table-cell>
          <table:table-cell office:value-type="float" office:value="3931277.9143" calcext:value-type="float">
            <text:p>3931277,9143</text:p>
          </table:table-cell>
          <table:table-cell office:value-type="float" office:value="928.6335" calcext:value-type="float">
            <text:p>928,6335</text:p>
          </table:table-cell>
          <table:table-cell office:value-type="string" calcext:value-type="string">
            <text:p>P12</text:p>
          </table:table-cell>
        </table:table-row>
        <table:table-row table:style-name="ro1">
          <table:table-cell office:value-type="float" office:value="3968228.3784" calcext:value-type="float">
            <text:p>3968228,3784</text:p>
          </table:table-cell>
          <table:table-cell office:value-type="float" office:value="3045633.1396" calcext:value-type="float">
            <text:p>3045633,1396</text:p>
          </table:table-cell>
          <table:table-cell office:value-type="float" office:value="3945173.1909" calcext:value-type="float">
            <text:p>3945173,1909</text:p>
          </table:table-cell>
          <table:table-cell office:value-type="float" office:value="858.1995" calcext:value-type="float">
            <text:p>858,1995</text:p>
          </table:table-cell>
          <table:table-cell office:value-type="string" calcext:value-type="string">
            <text:p>P13</text:p>
          </table:table-cell>
        </table:table-row>
        <table:table-row table:style-name="ro1">
          <table:table-cell office:value-type="float" office:value="3956654.4326" calcext:value-type="float">
            <text:p>3956654,4326</text:p>
          </table:table-cell>
          <table:table-cell office:value-type="float" office:value="3058369.1958" calcext:value-type="float">
            <text:p>3058369,1958</text:p>
          </table:table-cell>
          <table:table-cell office:value-type="float" office:value="3946866.8711" calcext:value-type="float">
            <text:p>3946866,8711</text:p>
          </table:table-cell>
          <table:table-cell office:value-type="float" office:value="817.5275" calcext:value-type="float">
            <text:p>817,5275</text:p>
          </table:table-cell>
          <table:table-cell office:value-type="string" calcext:value-type="string">
            <text:p>P14</text:p>
          </table:table-cell>
        </table:table-row>
        <table:table-row table:style-name="ro1">
          <table:table-cell office:value-type="float" office:value="3942418.7834" calcext:value-type="float">
            <text:p>3942418,7834</text:p>
          </table:table-cell>
          <table:table-cell office:value-type="float" office:value="3073606.0447" calcext:value-type="float">
            <text:p>3073606,0447</text:p>
          </table:table-cell>
          <table:table-cell office:value-type="float" office:value="3949563.1791" calcext:value-type="float">
            <text:p>3949563,1791</text:p>
          </table:table-cell>
          <table:table-cell office:value-type="float" office:value="1007.4058" calcext:value-type="float">
            <text:p>1007,4058</text:p>
          </table:table-cell>
          <table:table-cell office:value-type="string" calcext:value-type="string">
            <text:p>P15</text:p>
          </table:table-cell>
        </table:table-row>
        <table:table-row table:style-name="ro1">
          <table:table-cell office:value-type="float" office:value="3928287.6964" calcext:value-type="float">
            <text:p>3928287,6964</text:p>
          </table:table-cell>
          <table:table-cell office:value-type="float" office:value="3090003.5089" calcext:value-type="float">
            <text:p>3090003,5089</text:p>
          </table:table-cell>
          <table:table-cell office:value-type="float" office:value="3950901.6593" calcext:value-type="float">
            <text:p>3950901,6593</text:p>
          </table:table-cell>
          <table:table-cell office:value-type="float" office:value="1046.9898" calcext:value-type="float">
            <text:p>1046,9898</text:p>
          </table:table-cell>
          <table:table-cell office:value-type="string" calcext:value-type="string">
            <text:p>P16</text:p>
          </table:table-cell>
        </table:table-row>
        <table:table-row table:style-name="ro1">
          <table:table-cell office:value-type="float" office:value="3915183.5406" calcext:value-type="float">
            <text:p>3915183,5406</text:p>
          </table:table-cell>
          <table:table-cell office:value-type="float" office:value="3105586.2489" calcext:value-type="float">
            <text:p>3105586,2489</text:p>
          </table:table-cell>
          <table:table-cell office:value-type="float" office:value="3951911.9366" calcext:value-type="float">
            <text:p>3951911,9366</text:p>
          </table:table-cell>
          <table:table-cell office:value-type="float" office:value="1188.0378" calcext:value-type="float">
            <text:p>1188,0378</text:p>
          </table:table-cell>
          <table:table-cell office:value-type="string" calcext:value-type="string">
            <text:p>P17</text:p>
          </table:table-cell>
        </table:table-row>
        <table:table-row table:style-name="ro1">
          <table:table-cell office:value-type="float" office:value="3907579.1614" calcext:value-type="float">
            <text:p>3907579,1614</text:p>
          </table:table-cell>
          <table:table-cell office:value-type="float" office:value="3125057.6879" calcext:value-type="float">
            <text:p>3125057,6879</text:p>
          </table:table-cell>
          <table:table-cell office:value-type="float" office:value="3943773.8598" calcext:value-type="float">
            <text:p>3943773,8598</text:p>
          </table:table-cell>
          <table:table-cell office:value-type="float" office:value="964.3538" calcext:value-type="float">
            <text:p>964,3538</text:p>
          </table:table-cell>
          <table:table-cell office:value-type="string" calcext:value-type="string">
            <text:p>P18</text:p>
          </table:table-cell>
        </table:table-row>
        <table:table-row table:style-name="ro1">
          <table:table-cell office:value-type="float" office:value="3958774.1043" calcext:value-type="float">
            <text:p>3958774,1043</text:p>
          </table:table-cell>
          <table:table-cell office:value-type="float" office:value="3034149.0833" calcext:value-type="float">
            <text:p>3034149,0833</text:p>
          </table:table-cell>
          <table:table-cell office:value-type="float" office:value="3963459.4568" calcext:value-type="float">
            <text:p>3963459,4568</text:p>
          </table:table-cell>
          <table:table-cell office:value-type="float" office:value="922.6081" calcext:value-type="float">
            <text:p>922,6081</text:p>
          </table:table-cell>
          <table:table-cell office:value-type="string" calcext:value-type="string">
            <text:p>P19</text:p>
          </table:table-cell>
        </table:table-row>
        <table:table-row table:style-name="ro1">
          <table:table-cell office:value-type="float" office:value="3939913.5697" calcext:value-type="float">
            <text:p>3939913,5697</text:p>
          </table:table-cell>
          <table:table-cell office:value-type="float" office:value="3048542.6032" calcext:value-type="float">
            <text:p>3048542,6032</text:p>
          </table:table-cell>
          <table:table-cell office:value-type="float" office:value="3971371.3128" calcext:value-type="float">
            <text:p>3971371,3128</text:p>
          </table:table-cell>
          <table:table-cell office:value-type="float" office:value="1062.164" calcext:value-type="float">
            <text:p>1062,164</text:p>
          </table:table-cell>
          <table:table-cell office:value-type="string" calcext:value-type="string">
            <text:p>P20</text:p>
          </table:table-cell>
        </table:table-row>
        <table:table-row table:style-name="ro1">
          <table:table-cell office:value-type="float" office:value="3924570.6925" calcext:value-type="float">
            <text:p>3924570,6925</text:p>
          </table:table-cell>
          <table:table-cell office:value-type="float" office:value="3070594.1319" calcext:value-type="float">
            <text:p>3070594,1319</text:p>
          </table:table-cell>
          <table:table-cell office:value-type="float" office:value="3969553.95" calcext:value-type="float">
            <text:p>3969553,95</text:p>
          </table:table-cell>
          <table:table-cell office:value-type="float" office:value="1043.1624" calcext:value-type="float">
            <text:p>1043,1624</text:p>
          </table:table-cell>
          <table:table-cell office:value-type="string" calcext:value-type="string">
            <text:p>P21</text:p>
          </table:table-cell>
        </table:table-row>
        <table:table-row table:style-name="ro1">
          <table:table-cell office:value-type="float" office:value="3915754.4603" calcext:value-type="float">
            <text:p>3915754,4603</text:p>
          </table:table-cell>
          <table:table-cell office:value-type="float" office:value="3085498.0939" calcext:value-type="float">
            <text:p>3085498,0939</text:p>
          </table:table-cell>
          <table:table-cell office:value-type="float" office:value="3966786.3154" calcext:value-type="float">
            <text:p>3966786,3154</text:p>
          </table:table-cell>
          <table:table-cell office:value-type="float" office:value="1084.3706" calcext:value-type="float">
            <text:p>1084,3706</text:p>
          </table:table-cell>
          <table:table-cell office:value-type="string" calcext:value-type="string">
            <text:p>P22</text:p>
          </table:table-cell>
        </table:table-row>
        <table:table-row table:style-name="ro1">
          <table:table-cell office:value-type="float" office:value="3908762.6704" calcext:value-type="float">
            <text:p>3908762,6704</text:p>
          </table:table-cell>
          <table:table-cell office:value-type="float" office:value="3100603.1467" calcext:value-type="float">
            <text:p>3100603,1467</text:p>
          </table:table-cell>
          <table:table-cell office:value-type="float" office:value="3961735.7959" calcext:value-type="float">
            <text:p>3961735,7959</text:p>
          </table:table-cell>
          <table:table-cell office:value-type="float" office:value="960.9738" calcext:value-type="float">
            <text:p>960,9738</text:p>
          </table:table-cell>
          <table:table-cell office:value-type="string" calcext:value-type="string">
            <text:p>P23</text:p>
          </table:table-cell>
        </table:table-row>
        <table:table-row table:style-name="ro1">
          <table:table-cell office:value-type="float" office:value="3899609.1867" calcext:value-type="float">
            <text:p>3899609,1867</text:p>
          </table:table-cell>
          <table:table-cell office:value-type="float" office:value="3111213.9627" calcext:value-type="float">
            <text:p>3111213,9627</text:p>
          </table:table-cell>
          <table:table-cell office:value-type="float" office:value="3962538.6727" calcext:value-type="float">
            <text:p>3962538,6727</text:p>
          </table:table-cell>
          <table:table-cell office:value-type="float" office:value="1026.7131" calcext:value-type="float">
            <text:p>1026,7131</text:p>
          </table:table-cell>
          <table:table-cell office:value-type="string" calcext:value-type="string">
            <text:p>P24</text:p>
          </table:table-cell>
        </table:table-row>
        <table:table-row table:style-name="ro1">
          <table:table-cell office:value-type="float" office:value="3947256.4587" calcext:value-type="float">
            <text:p>3947256,4587</text:p>
          </table:table-cell>
          <table:table-cell office:value-type="float" office:value="3029021.2846" calcext:value-type="float">
            <text:p>3029021,2846</text:p>
          </table:table-cell>
          <table:table-cell office:value-type="float" office:value="3978626.1551" calcext:value-type="float">
            <text:p>3978626,1551</text:p>
          </table:table-cell>
          <table:table-cell office:value-type="float" office:value="853.0782" calcext:value-type="float">
            <text:p>853,0782</text:p>
          </table:table-cell>
          <table:table-cell office:value-type="string" calcext:value-type="string">
            <text:p>P25</text:p>
          </table:table-cell>
        </table:table-row>
        <table:table-row table:style-name="ro1">
          <table:table-cell office:value-type="float" office:value="3933259.8802" calcext:value-type="float">
            <text:p>3933259,8802</text:p>
          </table:table-cell>
          <table:table-cell office:value-type="float" office:value="3042717.6012" calcext:value-type="float">
            <text:p>3042717,6012</text:p>
          </table:table-cell>
          <table:table-cell office:value-type="float" office:value="3982032.6009" calcext:value-type="float">
            <text:p>3982032,6009</text:p>
          </table:table-cell>
          <table:table-cell office:value-type="float" office:value="865.9905" calcext:value-type="float">
            <text:p>865,9905</text:p>
          </table:table-cell>
          <table:table-cell office:value-type="string" calcext:value-type="string">
            <text:p>P26</text:p>
          </table:table-cell>
        </table:table-row>
        <table:table-row table:style-name="ro1">
          <table:table-cell office:value-type="float" office:value="3921738.9217" calcext:value-type="float">
            <text:p>3921738,9217</text:p>
          </table:table-cell>
          <table:table-cell office:value-type="float" office:value="3062075.12" calcext:value-type="float">
            <text:p>3062075,12</text:p>
          </table:table-cell>
          <table:table-cell office:value-type="float" office:value="3978693.0932" calcext:value-type="float">
            <text:p>3978693,0932</text:p>
          </table:table-cell>
          <table:table-cell office:value-type="float" office:value="938.1035" calcext:value-type="float">
            <text:p>938,1035</text:p>
          </table:table-cell>
          <table:table-cell office:value-type="string" calcext:value-type="string">
            <text:p>P27</text:p>
          </table:table-cell>
        </table:table-row>
        <table:table-row table:style-name="ro1">
          <table:table-cell office:value-type="float" office:value="3909638.0381" calcext:value-type="float">
            <text:p>3909638,0381</text:p>
          </table:table-cell>
          <table:table-cell office:value-type="float" office:value="3072339.8188" calcext:value-type="float">
            <text:p>3072339,8188</text:p>
          </table:table-cell>
          <table:table-cell office:value-type="float" office:value="3982587.5214" calcext:value-type="float">
            <text:p>3982587,5214</text:p>
          </table:table-cell>
          <table:table-cell office:value-type="float" office:value="892.5084" calcext:value-type="float">
            <text:p>892,5084</text:p>
          </table:table-cell>
          <table:table-cell office:value-type="string" calcext:value-type="string">
            <text:p>P28</text:p>
          </table:table-cell>
        </table:table-row>
        <table:table-row table:style-name="ro1">
          <table:table-cell office:value-type="float" office:value="3896199.2826" calcext:value-type="float">
            <text:p>3896199,2826</text:p>
          </table:table-cell>
          <table:table-cell office:value-type="float" office:value="3090874.6331" calcext:value-type="float">
            <text:p>3090874,6331</text:p>
          </table:table-cell>
          <table:table-cell office:value-type="float" office:value="3981636.6383" calcext:value-type="float">
            <text:p>3981636,6383</text:p>
          </table:table-cell>
          <table:table-cell office:value-type="float" office:value="1027.0837" calcext:value-type="float">
            <text:p>1027,0837</text:p>
          </table:table-cell>
          <table:table-cell office:value-type="string" calcext:value-type="string">
            <text:p>P29</text:p>
          </table:table-cell>
        </table:table-row>
        <table:table-row table:style-name="ro1">
          <table:table-cell office:value-type="float" office:value="3885393.7209" calcext:value-type="float">
            <text:p>3885393,7209</text:p>
          </table:table-cell>
          <table:table-cell office:value-type="float" office:value="3105151.9674" calcext:value-type="float">
            <text:p>3105151,9674</text:p>
          </table:table-cell>
          <table:table-cell office:value-type="float" office:value="3981043.9296" calcext:value-type="float">
            <text:p>3981043,9296</text:p>
          </table:table-cell>
          <table:table-cell office:value-type="float" office:value="998.2088" calcext:value-type="float">
            <text:p>998,2088</text:p>
          </table:table-cell>
          <table:table-cell office:value-type="string" calcext:value-type="string">
            <text:p>P30</text:p>
          </table:table-cell>
        </table:table-row>
        <table:table-row table:style-name="ro1">
          <table:table-cell office:value-type="float" office:value="3937870.3982" calcext:value-type="float">
            <text:p>3937870,3982</text:p>
          </table:table-cell>
          <table:table-cell office:value-type="float" office:value="3025327.0456" calcext:value-type="float">
            <text:p>3025327,0456</text:p>
          </table:table-cell>
          <table:table-cell office:value-type="float" office:value="3990678.1326" calcext:value-type="float">
            <text:p>3990678,1326</text:p>
          </table:table-cell>
          <table:table-cell office:value-type="float" office:value="877.7652" calcext:value-type="float">
            <text:p>877,7652</text:p>
          </table:table-cell>
          <table:table-cell office:value-type="string" calcext:value-type="string">
            <text:p>P31</text:p>
          </table:table-cell>
        </table:table-row>
        <table:table-row table:style-name="ro1">
          <table:table-cell office:value-type="float" office:value="3926758.3565" calcext:value-type="float">
            <text:p>3926758,3565</text:p>
          </table:table-cell>
          <table:table-cell office:value-type="float" office:value="3033033.7581" calcext:value-type="float">
            <text:p>3033033,7581</text:p>
          </table:table-cell>
          <table:table-cell office:value-type="float" office:value="3995899.9865" calcext:value-type="float">
            <text:p>3995899,9865</text:p>
          </table:table-cell>
          <table:table-cell office:value-type="float" office:value="978.3993" calcext:value-type="float">
            <text:p>978,3993</text:p>
          </table:table-cell>
          <table:table-cell office:value-type="string" calcext:value-type="string">
            <text:p>P32</text:p>
          </table:table-cell>
        </table:table-row>
        <table:table-row table:style-name="ro1">
          <table:table-cell office:value-type="float" office:value="3915421.8744" calcext:value-type="float">
            <text:p>3915421,8744</text:p>
          </table:table-cell>
          <table:table-cell office:value-type="float" office:value="3054720.1594" calcext:value-type="float">
            <text:p>3054720,1594</text:p>
          </table:table-cell>
          <table:table-cell office:value-type="float" office:value="3990524.9422" calcext:value-type="float">
            <text:p>3990524,9422</text:p>
          </table:table-cell>
          <table:table-cell office:value-type="float" office:value="971.1454" calcext:value-type="float">
            <text:p>971,1454</text:p>
          </table:table-cell>
          <table:table-cell office:value-type="string" calcext:value-type="string">
            <text:p>P33</text:p>
          </table:table-cell>
        </table:table-row>
        <table:table-row table:style-name="ro1">
          <table:table-cell office:value-type="float" office:value="3900931.0271" calcext:value-type="float">
            <text:p>3900931,0271</text:p>
          </table:table-cell>
          <table:table-cell office:value-type="float" office:value="3060530.9259" calcext:value-type="float">
            <text:p>3060530,9259</text:p>
          </table:table-cell>
          <table:table-cell office:value-type="float" office:value="4000171.0371" calcext:value-type="float">
            <text:p>4000171,0371</text:p>
          </table:table-cell>
          <table:table-cell office:value-type="float" office:value="960.7671" calcext:value-type="float">
            <text:p>960,7671</text:p>
          </table:table-cell>
          <table:table-cell office:value-type="string" calcext:value-type="string">
            <text:p>P34</text:p>
          </table:table-cell>
        </table:table-row>
        <table:table-row table:style-name="ro1">
          <table:table-cell office:value-type="float" office:value="3889779.1432" calcext:value-type="float">
            <text:p>3889779,1432</text:p>
          </table:table-cell>
          <table:table-cell office:value-type="float" office:value="3088149.9098" calcext:value-type="float">
            <text:p>3088149,9098</text:p>
          </table:table-cell>
          <table:table-cell office:value-type="float" office:value="3989806.1637" calcext:value-type="float">
            <text:p>3989806,1637</text:p>
          </table:table-cell>
          <table:table-cell office:value-type="float" office:value="927.9414" calcext:value-type="float">
            <text:p>927,9414</text:p>
          </table:table-cell>
          <table:table-cell office:value-type="string" calcext:value-type="string">
            <text:p>P35</text:p>
          </table:table-cell>
        </table:table-row>
        <table:table-row table:style-name="ro1">
          <table:table-cell office:value-type="float" office:value="3876220.5465" calcext:value-type="float">
            <text:p>3876220,5465</text:p>
          </table:table-cell>
          <table:table-cell office:value-type="float" office:value="3088239.075" calcext:value-type="float">
            <text:p>3088239,075</text:p>
          </table:table-cell>
          <table:table-cell office:value-type="float" office:value="4003067.4065" calcext:value-type="float">
            <text:p>4003067,4065</text:p>
          </table:table-cell>
          <table:table-cell office:value-type="float" office:value="1081.7445" calcext:value-type="float">
            <text:p>1081,7445</text:p>
          </table:table-cell>
          <table:table-cell office:value-type="string" calcext:value-type="string">
            <text:p>P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7">00.00.0000</text:date>, <text:time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7T14:18:12.210000000</dc:date>
    <meta:editing-duration>PT21S</meta:editing-duration>
    <meta:editing-cycles>1</meta:editing-cycles>
    <meta:document-statistic meta:table-count="1" meta:cell-count="180" meta:object-count="0"/>
    <meta:generator>LibreOffice/7.3.2.2$Windows_X86_64 LibreOffice_project/49f2b1bff42cfccbd8f788c8dc32c1c309559be0</meta:generator>
  </office:meta>
</office:document-meta>
</file>